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5-08-07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5-07-21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5-05-05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5-04-14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5-01-1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4-10-15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4-07-3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4-07-15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4-07-0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4-04-2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4-01-12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3-11-0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3-08-02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3-04-11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3-01-10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2-10-17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2-07-26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2-04-12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2-03-0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2-01-1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1-09-0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1-06-16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1-03-11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0-12-10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0-11-0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0-08-10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0-04-15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20-01-15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9-10-1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9-07-25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9-04-10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9-01-1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8-10-10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8-07-27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8-07-11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8-04-17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8-01-1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7-10-10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7-07-12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7-04-10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7-01-10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6-10-1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6-07-12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6-04-13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6-01-12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5-10-16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5-07-13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5-04-13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5-01-14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4-10-1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4-07-16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4-04-14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4-01-16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3-10-15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3-07-15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3-04-15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3-01-14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2-10-1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2-07-10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2-04-12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2-01-13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1-10-10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1-07-1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1-04-15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1-01-1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0-10-13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0-07-14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0-04-16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10-01-12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9-07-14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9-04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9-01-16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8-10-23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8-07-16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8-04-16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8-01-16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7-10-19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7-07-18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7-04-17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7-01-17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6-10-16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6-07-13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6-04-14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6-01-12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6-01-12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5-10-12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5-07-14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5-04-1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5-01-11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4-11-16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4-10-14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4-09-1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4-08-17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4-07-14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4-06-18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4-05-1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4-04-06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4-03-1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4-02-17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4-01-13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3-12-1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3-11-12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3-10-13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3-09-15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3-08-13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3-07-16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3-06-1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3-05-20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3-04-14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3-03-18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3-02-2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3-01-1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2-12-18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2-11-11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2-10-18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2-08-14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2-07-18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2-06-18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2-05-17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2-04-16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2-03-14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2-02-20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2-01-16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1-12-19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1-11-1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1-10-18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1-09-12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1-08-15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1-07-18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1-06-28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1-05-1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1-04-25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1-03-27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1-02-21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1-01-1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0-12-19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0-11-15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0-10-18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0-09-21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0-08-17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0-07-19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0-06-23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0-05-16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0-04-19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0-03-15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0-02-21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0-01-1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2000-01-06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9-12-01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9-11-09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9-09-29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9-09-14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9-08-02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9-07-01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9-06-1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9-04-21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9-03-11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9-02-02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9-01-13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8-12-09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8-11-1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8-10-2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8-09-1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8-08-11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8-07-13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8-06-05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7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7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7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7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7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7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7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7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6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6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6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6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6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6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6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6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6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6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6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3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3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3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2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2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2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1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1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1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1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1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0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0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0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0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0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0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0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9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9-12-0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9-10-0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9-08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9-08-14 0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9-06-1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9-05-0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9-03-29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9-03-0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8-12-0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8-11-0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8-10-2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8-09-2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8-07-2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8-06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8-06-0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8-05-0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8-03-30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8-02-10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8-01-0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7-12-03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7-10-19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7-09-23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7-08-04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7-06-16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7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7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7-0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6-24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6-0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5-29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5-1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4-0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4-0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2-28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2-20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2-0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1-24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6-01-22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5-12-3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5-11-15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5-10-18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5-10-0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5-08-28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5-08-0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5-07-1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5-07-08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5-06-2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5-06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3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1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1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1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8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7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7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7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79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79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79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79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79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79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79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7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7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7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7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h54-06</text:p>
          </table:table-cell>
          <table:table-cell office:value-type="string" calcext:value-type="string">
            <text:p>Pyle Center A</text:p>
          </table:table-cell>
          <table:table-cell office:value-type="string" calcext:value-type="string">
            <text:p>197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48" meta:object-count="0"/>
    <meta:user-defined meta:name="AppVersion">3.0</meta:user-defined>
  </office:meta>
</office:document-meta>
</file>